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102" officeooo:paragraph-rsid="000e1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ain the dataset</text:p>
      <text:p text:style-name="P1">Text box for title</text:p>
      <text:p text:style-name="P1">Image with web link</text:p>
      <text:p text:style-name="P1">Page navigator</text:p>
      <text:p text:style-name="P1">cards : Number of restaurant, number of locations, Number of Types, Avg rating, Avg cost, Avg number of votes</text:p>
      <text:p text:style-name="P1">filters : book table, online order, location, rest type, cuisine</text:p>
      <text:p text:style-name="P1"/>
      <text:p text:style-name="P1">Page1:</text:p>
      <text:p text:style-name="P1">Type vs Avg rate, Type vs Avg cost, Type vs Avg votes : donut chart</text:p>
      <text:p text:style-name="P1">Number restaurant in different types : funne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19:09:25.951000000</meta:creation-date>
    <dc:date>2023-03-15T20:26:46.523000000</dc:date>
    <meta:editing-duration>PT1H17M20S</meta:editing-duration>
    <meta:editing-cycles>1</meta:editing-cycles>
    <meta:document-statistic meta:table-count="0" meta:image-count="0" meta:object-count="0" meta:page-count="1" meta:paragraph-count="9" meta:word-count="65" meta:character-count="361" meta:non-whitespace-character-count="305"/>
    <meta:generator>LibreOffice/7.4.2.3$Windows_X86_64 LibreOffice_project/382eef1f22670f7f4118c8c2dd222ec7ad009daf</meta:generator>
  </office:meta>
</office:document-meta>
</file>